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soft-page-break/>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9:14</dc:date>
    <meta:editing-duration>PT6H6M19S</meta:editing-duration>
    <meta:editing-cycles>14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85" meta:non-whitespace-character-count="768"/>
  </office:meta>
</office:document-meta>
</file>